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text-properties officeooo:paragraph-rsid="10d070ce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text-properties officeooo:paragraph-rsid="0f9ce6c3"/>
    </style:style>
    <style:style style:name="P38" style:family="paragraph" style:parent-style-name="Standard">
      <style:text-properties officeooo:rsid="0dde9a1c" officeooo:paragraph-rsid="0f28fb61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break-before="page"/>
      <style:text-properties officeooo:paragraph-rsid="0b0ddd8e"/>
    </style:style>
    <style:style style:name="P41" style:family="paragraph" style:parent-style-name="Footnote">
      <style:text-properties officeooo:paragraph-rsid="10a5bb50"/>
    </style:style>
    <style:style style:name="P42" style:family="paragraph" style:parent-style-name="Footnote">
      <style:text-properties officeooo:paragraph-rsid="0f92b562"/>
    </style:style>
    <style:style style:name="P43" style:family="paragraph" style:parent-style-name="Standard">
      <style:text-properties officeooo:paragraph-rsid="10bb09b3"/>
    </style:style>
    <style:style style:name="P44" style:family="paragraph" style:parent-style-name="Footnote">
      <style:text-properties officeooo:paragraph-rsid="10bc5bbc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text-properties officeooo:paragraph-rsid="1090da41"/>
    </style:style>
    <style:style style:name="P49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text-properties officeooo:paragraph-rsid="109df1b9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3" style:family="paragraph" style:parent-style-name="Standard">
      <style:text-properties officeooo:rsid="0dde9a1c" officeooo:paragraph-rsid="0ddfbc49"/>
    </style:style>
    <style:style style:name="P54" style:family="paragraph" style:parent-style-name="Standard">
      <style:text-properties officeooo:paragraph-rsid="0ddfbc49"/>
    </style:style>
    <style:style style:name="P55" style:family="paragraph" style:parent-style-name="Standard">
      <style:text-properties officeooo:paragraph-rsid="0f9ee08e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411e41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10d070ce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9" style:family="text">
      <style:text-properties officeooo:rsid="04473353"/>
    </style:style>
    <style:style style:name="T130" style:family="text">
      <style:text-properties officeooo:rsid="0f95a7a0"/>
    </style:style>
    <style:style style:name="T131" style:family="text">
      <style:text-properties officeooo:rsid="0f8f58bd"/>
    </style:style>
    <style:style style:name="T132" style:family="text">
      <style:text-properties officeooo:rsid="0aace3cd"/>
    </style:style>
    <style:style style:name="T133" style:family="text">
      <style:text-properties style:font-name="Ubuntu" fo:font-size="10pt" style:font-size-asian="10pt" style:font-size-complex="10pt"/>
    </style:style>
    <style:style style:name="T134" style:family="text">
      <style:text-properties style:font-name="Liberation Sans" fo:font-size="10pt" style:font-size-asian="10pt" style:font-size-complex="10pt"/>
    </style:style>
    <style:style style:name="T13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8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9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4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0" style:family="text">
      <style:text-properties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officeooo:rsid="105c8aaa"/>
    </style:style>
    <style:style style:name="T19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officeooo:rsid="1083fa7a"/>
    </style:style>
    <style:style style:name="T211" style:family="text">
      <style:text-properties officeooo:rsid="107e8e04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6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7" style:family="text">
      <style:text-properties style:font-name="Liberation Sans" fo:font-size="12pt" officeooo:rsid="0d1ec96e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font-name="Liberation Sans" fo:font-size="12pt"/>
    </style:style>
    <style:style style:name="T2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2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Z </text:span></text:span><text:span text:style-name="Strong_20_Emphasis"><text:span text:style-name="T103">I</text:span></text:span><text:span text:style-name="Strong_20_Emphasis"><text:span text:style-name="T103">n</text:span></text:span><text:span text:style-name="Strong_20_Emphasis"><text:span text:style-name="T103">s</text:span></text:span><text:span text:style-name="Strong_20_Emphasis"><text:span text:style-name="T103">tallatiemenu</text:span></text:span><text:span text:style-name="Strong_20_Emphasis"><text:span text:style-name="T86">-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5"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9"/></text:span></text:p>
          </table:table-cell>
          <table:table-cell table:style-name="_31_._5f_Installatie_5f_voorbereiden.D12" office:value-type="string">
            <text:p text:style-name="P37"><text:span text:style-name="T104">Selecteer</text:span><text:span text:style-name="T99"> </text:span><text:span text:style-name="Strong_20_Emphasis"><text:span text:style-name="T105">1</text:span></text:span><text:span text:style-name="T106"> </text:span><text:span text:style-name="T107">Installatie voorbereiden</text:span><text:span text:style-name="T108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<text:span text:style-name="T109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10">Start de computer op vanaf</text:span><text:span text:style-name="T110"><text:note text:id="ftn3" text:note-class="footnote"><text:note-citation>1</text:note-citation><text:note-body><text:p text:style-name="P41"><text:span text:style-name="T111">B</text:span><text:span text:style-name="T112">ootmenu/</text:span><text:span text:style-name="T111">S</text:span><text:span text:style-name="T112">etup</text:span><text:span text:style-name="T113"> via </text:span><text:span text:style-name="T114">é</text:span><text:span text:style-name="T115">é</text:span><text:span text:style-name="T111">n van de </text:span><text:span text:style-name="T116">v</text:span><text:span text:style-name="T117">eelgebruikte toetsen: </text:span><text:span text:style-name="T118">Esc</text:span><text:span text:style-name="T119">, </text:span><text:span text:style-name="T118">Delete</text:span><text:span text:style-name="T119">, </text:span><text:span text:style-name="T118">F1</text:span><text:span text:style-name="T119">, </text:span><text:span text:style-name="T118">F2</text:span><text:span text:style-name="T119">, </text:span><text:span text:style-name="T118">F9</text:span><text:span text:style-name="T119">, </text:span><text:span text:style-name="T118">F10</text:span><text:span text:style-name="T119">, </text:span><text:span text:style-name="T118">F11</text:span><text:span text:style-name="T119">, of </text:span><text:span text:style-name="T118">F12</text:span></text:p></text:note-body></text:note></text:span><text:span text:style-name="T110"> </text:span><text:span text:style-name="T120">een </text:span><text:span text:style-name="T121"><text:user-field-get text:name="Distro">Rocky Linux</text:user-field-get></text:span><text:span text:style-name="T122"><text:s/></text:span><text:span text:style-name="T123">GNOME </text:span><text:span text:style-name="T124">Desktop/</text:span><text:span text:style-name="T125">Workstation</text:span><text:span text:style-name="T126"> </text:span><text:span text:style-name="T127">L</text:span><text:span text:style-name="T128">ive</text:span><text:span text:style-name="T128"><text:note text:id="ftn4" text:note-class="footnote"><text:note-citation>2</text:note-citation><text:note-body><text:p text:style-name="P42"><text:span text:style-name="T129">Vanaf ee</text:span>n <text:span text:style-name="T130">L</text:span>ive <text:span text:style-name="T131">USB</text:span><text:span text:style-name="T132">-stick</text:span><text:span text:style-name="T133"> </text:span>kunt <text:span text:style-name="T129">u opstarten en</text:span> <text:span text:style-name="T134">met </text:span><text:span text:style-name="T135"><text:user-field-get text:name="Distro">Rocky Linux</text:user-field-get></text:span><text:span text:style-name="T135"><text:s/></text:span>werken zonder enige bestanden op de harde schijf te wijzigen en maakt ook installatie van <text:span text:style-name="T135"><text:user-field-get text:name="Distro">Rocky Linux</text:user-field-get></text:span><text:span text:style-name="T135"><text:s/></text:span>mogelijk.</text:p></text:note-body></text:note></text:span><text:span text:style-name="T128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3"><text:span text:style-name="T136">USB</text:span><text:span text:style-name="T137">-stick</text:span><text:span text:style-name="T137"><text:note text:id="ftn5" text:note-class="footnote"><text:note-citation>3</text:note-citation><text:note-body><text:p text:style-name="P44"><text:span text:style-name="T138">Maak een opstartbare USB-stick</text:span><text:span text:style-name="T139">:</text:span><text:span text:style-name="Strong_20_Emphasis"><text:span text:style-name="T140"><text:line-break/></text:span></text:span><text:span text:style-name="T141">Download </text:span><text:span text:style-name="T142">bijv. </text:span><text:span text:style-name="T143">een </text:span><text:span text:style-name="terk_20_accent_20_voetnoot"><text:span text:style-name="T144">Rocky Linux </text:span></text:span><text:span text:style-name="terk_20_accent_20_voetnoot"><text:span text:style-name="T145">Desktop/Workstation Live </text:span></text:span><text:span text:style-name="terk_20_accent_20_voetnoot"><text:span text:style-name="T146">Image </text:span></text:span><text:span text:style-name="terk_20_accent_20_voetnoot"><text:span text:style-name="T144">GNOME </text:span></text:span><text:span text:style-name="T147">vanaf </text:span><text:a xlink:type="simple" xlink:href="https://rockylinux.org/" text:style-name="Internet_20_link" text:visited-style-name="Visited_20_Internet_20_Link"><text:span text:style-name="T148">rockylinux.org</text:span></text:a><text:span text:style-name="T149">.</text:span><text:span text:style-name="Strong_20_Emphasis"><text:span text:style-name="T150"><text:line-break/></text:span></text:span><text:span text:style-name="T151">De </text:span><text:span text:style-name="T152">ver</text:span><text:span text:style-name="T151">volgstappen staan beschreven in </text:span><text:span text:style-name="terk_20_accent_20_voetnoot"><text:span text:style-name="T153">Linux informatie</text:span></text:span><text:span text:style-name="T151">, te vinden op </text:span><text:a xlink:type="simple" xlink:href="https://karelzimmer.nl/nl" text:style-name="Internet_20_link" text:visited-style-name="Visited_20_Internet_20_Link"><text:span text:style-name="T154">karelzimmer.nl/nl</text:span></text:a><text:span text:style-name="T151">.</text:span></text:p></text:note-body></text:note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electeer</text:span><text:span text:style-name="T156"> </text:span><text:span text:style-name="Strong_20_Emphasis"><text:span text:style-name="T157">Start</text:span></text:span><text:span text:style-name="Strong_20_Emphasis"><text:span text:style-name="T158"> </text:span></text:span><text:span text:style-name="Strong_20_Emphasis"><text:span text:style-name="T159"><text:user-field-get text:name="Distro">Rocky Linux</text:user-field-get></text:span></text:span><text:span text:style-name="Strong_20_Emphasis"><text:span text:style-name="T159"><text:s/></text:span></text:span><text:span text:style-name="Strong_20_Emphasis"><text:span text:style-name="T160">Workstation</text:span></text:span><text:span text:style-name="T161"> </text:span><text:span text:style-name="T162">en druk op de </text:span><text:span text:style-name="T163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4">Klik op </text:span><text:span text:style-name="Strong_20_Emphasis"><text:span text:style-name="T165">Install </text:span></text:span><text:span text:style-name="Strong_20_Emphasis"><text:span text:style-name="T166">Rocky Linux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8">Maak verbinding met het </text:span><text:span text:style-name="T169">netwerk</text:span><text:span text:style-name="T168">; essentieel voor taalinstelling en softwareselectie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0">Bij</text:span><text:span text:style-name="T171"> </text:span><text:span text:style-name="Strong_20_Emphasis"><text:span text:style-name="T172">WELCOME </text:span></text:span><text:span text:style-name="Strong_20_Emphasis"><text:span text:style-name="T173">BIJ</text:span></text:span><text:span text:style-name="Strong_20_Emphasis"><text:span text:style-name="T172"> ROCKY LINUX</text:span></text:span><text:span text:style-name="T172"> select</text:span><text:span text:style-name="T170">eer</text:span><text:span text:style-name="T174"> </text:span><text:span text:style-name="Strong_20_Emphasis"><text:span text:style-name="T175">Nederlands</text:span></text:span><text:span text:style-name="T174"> en klik</text:span><text:span text:style-name="T176"> </text:span><text:span text:style-name="T174">op</text:span><text:span text:style-name="T177"> </text:span><text:span text:style-name="Strong_20_Emphasis"><text:span text:style-name="T178">Doorgaa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9">O</text:span><text:span text:style-name="T180">nder </text:span><text:span text:style-name="Strong_20_Emphasis"><text:span text:style-name="T181">SYSTEEM</text:span></text:span><text:span text:style-name="T180"> </text:span><text:span text:style-name="T179">klik </text:span><text:span text:style-name="T180">op </text:span><text:span text:style-name="Strong_20_Emphasis"><text:span text:style-name="T181">Installatiebestemming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80">Controleer </text:span><text:span text:style-name="T183">de </text:span><text:span text:style-name="Strong_20_Emphasis"><text:span text:style-name="T184">Apparaatselectie</text:span></text:span><text:span text:style-name="T180"> en klik op </text:span><text:span text:style-name="Strong_20_Emphasis"><text:span text:style-name="T181">Klaar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9">O</text:span><text:span text:style-name="T180">nder </text:span><text:span text:style-name="T185">SYSTEEM</text:span><text:span text:style-name="T180"> </text:span><text:span text:style-name="T179">klik </text:span><text:span text:style-name="T180">op </text:span><text:span text:style-name="T185">Netwerk &amp; hostnaam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6">V</text:span><text:span text:style-name="T187">ul </text:span><text:span text:style-name="T188">in </text:span><text:span text:style-name="Strong_20_Emphasis"><text:span text:style-name="T189">Hostnaam</text:span></text:span><text:span text:style-name="T190"> &lt;computernaam&gt;</text:span><text:span text:style-name="T191"> </text:span><text:span text:style-name="T189">en klik op </text:span><text:span text:style-name="Strong_20_Emphasis"><text:span text:style-name="T192">Toepassen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9">K</text:span><text:span text:style-name="T180">lik op </text:span><text:span text:style-name="T185">Klaar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9">O</text:span><text:span text:style-name="T180">nder</text:span><text:span text:style-name="T193"> </text:span><text:span text:style-name="Strong_20_Emphasis"><text:span text:style-name="T180">GEBRUIKERSINSTELLINGEN</text:span></text:span><text:span text:style-name="T180"> </text:span><text:span text:style-name="T179">klik </text:span><text:span text:style-name="T180">op </text:span><text:span text:style-name="T185">Gebruiker aanmaken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4">Vul in </text:span><text:span text:style-name="Strong_20_Emphasis"><text:span text:style-name="Strong_20_Emphasis"><text:span text:style-name="T195">Volledige n</text:span></text:span></text:span><text:span text:style-name="Strong_20_Emphasis"><text:span text:style-name="T196">aam</text:span></text:span><text:span text:style-name="T197"> </text:span><text:span text:style-name="T10">&lt;</text:span><text:span text:style-name="T198">gebruiker</text:span><text:span text:style-name="T10">&gt;</text:span><text:span text:style-name="T199">, </text:span><text:span text:style-name="Strong_20_Emphasis"><text:span text:style-name="T200"><text:line-break/></text:span></text:span><text:span text:style-name="Strong_20_Emphasis"><text:span text:style-name="T201">Gebruikersnaam</text:span></text:span><text:span text:style-name="T197"> &lt;</text:span><text:span text:style-name="T202">gebruikersnaam&gt;</text:span><text:span text:style-name="T197">,</text:span></text:p>
            <text:p text:style-name="Standard"><text:span text:style-name="T203">vink aan </text:span><text:span text:style-name="Strong_20_Emphasis"><text:span text:style-name="T204">Maak deze gebruiker beheerde</text:span></text:span><text:span text:style-name="T205">r</text:span><text:span text:style-name="T203">,</text:span></text:p>
            <text:p text:style-name="Standard"><text:span text:style-name="T206">g</text:span><text:span text:style-name="T203">eef tweemaal een </text:span><text:span text:style-name="Strong_20_Emphasis"><text:span text:style-name="T201">wachtwoord</text:span></text:span><text:span text:style-name="T203"> </text:span><text:span text:style-name="T207">en k</text:span><text:span text:style-name="T203">lik op </text:span><text:span text:style-name="Strong_20_Emphasis"><text:span text:style-name="T205">Klaar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2">Klik op </text:span><text:span text:style-name="Strong_20_Emphasis"><text:span text:style-name="T208">Begin installati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2">Klik op </text:span><text:span text:style-name="Strong_20_Emphasis"><text:span text:style-name="T209">I</text:span></text:span><text:span text:style-name="Strong_20_Emphasis"><text:span text:style-name="T208">nstallatie </text:span></text:span><text:span text:style-name="Strong_20_Emphasis"><text:span text:style-name="T209">voltooien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10">Hers</text:span><text:span text:style-name="T211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5"><text:span text:style-name="Strong_20_Emphasis"><text:span text:style-name="T212">Installatie </text:span></text:span><text:span text:style-name="Strong_20_Emphasis"><text:span text:style-name="T213">afronden</text:span></text:span></text:p>
        </text:list-item>
      </text:list>
      <text:p text:style-name="P46"><text:span text:style-name="Strong_20_Emphasis"><text:span text:style-name="T21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8"><text:span text:style-name="T214">Aanmelden als </text:span><text:span text:style-name="T215">&lt;</text:span><text:span text:style-name="T216">gebruiker</text:span><text:span text:style-name="T215">&gt;</text:span><text:span text:style-name="T21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9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7">Typ</text:span><text:span text:style-name="T88"> de </text:span><text:span text:style-name="T218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7" office:value-type="string">
            <text:p text:style-name="P51"><text:span text:style-name="User_20_Entry"><text:span text:style-name="T219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53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1" office:value-type="string">
            <text:p text:style-name="P5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5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1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Z </text:span></text:span><text:span text:style-name="Strong_20_Emphasis"><text:span text:style-name="T103">Installatiem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5"><text:span text:style-name="T104">Selecteer</text:span><text:span text:style-name="T220"> </text:span><text:span text:style-name="Strong_20_Emphasis"><text:span text:style-name="T221">3</text:span></text:span><text:span text:style-name="T222"> </text:span><text:span text:style-name="T223">Installatie</text:span><text:span text:style-name="T224"> </text:span><text:span text:style-name="T225">afronden</text:span><text:span text:style-name="T108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14" office:value-type="string">
            <text:p text:style-name="P3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6"><text:span text:style-name="Strong_20_Emphasis"><text:span text:style-name="T214"/></text:span></text:p>
      <text:list text:continue-numbering="true" text:style-name="L1">
        <text:list-item>
          <text:p text:style-name="P56"><text:span text:style-name="Strong_20_Emphasis"><text:span text:style-name="T226">Gebruiker inrichten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8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9"><text:span text:style-name="T214">Aanmelden als </text:span><text:span text:style-name="T227">&lt;</text:span><text:span text:style-name="T228">gebruiker</text:span><text:span text:style-name="T227">&gt;</text:span><text:span text:style-name="T229"><text:note text:id="ftn7" text:note-class="footnote"><text:note-citation>1</text:note-citation><text:note-body><text:p text:style-name="P60"><text:span text:style-name="T230">E</text:span><text:span text:style-name="T231">ventuele extra </text:span><text:span text:style-name="T232">gebruiker</text:span><text:span text:style-name="T233">s </text:span><text:span text:style-name="T231">aanmelden en dezelfde stappen uitvoeren.</text:span></text:p></text:note-body></text:note></text:span><text:span text:style-name="T214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234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4"><text:span text:style-name="T235">Volg de welkomstschermen.</text:span><text:span text:style-name="T236"/></text:p>
          </table:table-cell>
        </table:table-row>
        <table:table-row table:style-name="Tabel2.4"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2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6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6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35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80"><text:note text:id="ftn8" text:note-class="footnote"><text:note-citation>2</text:note-citation><text:note-body><text:p text:style-name="P49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KZ </text:span></text:span><text:span text:style-name="Strong_20_Emphasis"><text:span text:style-name="T103">Installatiemenu</text:span></text:span><text:span text:style-name="Strong_20_Emphasis"><text:span text:style-name="T86">-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5" office:value-type="string">
            <text:p text:style-name="P35"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7" office:value-type="string">
            <text:p text:style-name="P68"><text:span text:style-name="T104">Selecteer</text:span><text:span text:style-name="T220"> </text:span><text:span text:style-name="Strong_20_Emphasis"><text:span text:style-name="T221">4</text:span></text:span><text:span text:style-name="T222"> </text:span><text:span text:style-name="T237">Gebruiker inrichten</text:span><text:span text:style-name="T108">.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8" office:value-type="string">
            <text:p text:style-name="P69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70"><text:span text:style-name="Strong_20_Emphasis"><text:span text:style-name="T238"/></text:span></text:p>
      <text:p text:style-name="P71"/>
      <text:p text:style-name="P72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3"><text:user-field-get text:name="Distro">Rocky Linux</text:user-field-get></text:span><text:span text:style-name="T244"><text:s/></text:span><text:span text:style-name="T245">Desktop/</text:span><text:span text:style-name="T246">Workstation</text:span><text:span text:style-name="T247"> </text:span><text:span text:style-name="T241">is voltooid.</text:span></text:p>
      <text:p text:style-name="P73"/>
      <text:list text:style-name="L2">
        <text:list-header>
          <text:p text:style-name="P74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5"><text:span text:style-name="T251">Licentie </text:span><text:span text:style-name="T250">C</text:span><text:span text:style-name="T252">C0</text:span><text:span text:style-name="T250"> 1.0 </text:span><text:span text:style-name="T25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0-09T08:39:20.283035016">09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9T08:39:20.207584575</dc:date>
    <meta:keyword>Installatie</meta:keyword>
    <meta:keyword>Checklist</meta:keyword>
    <meta:keyword>Linux</meta:keyword>
    <meta:editing-cycles>7025</meta:editing-cycles>
    <meta:editing-duration>P12DT17H40M58S</meta:editing-duration>
    <meta:printed-by>Karel Zimmer</meta:printed-by>
    <meta:print-date>2024-09-21T20:08:55.165404924</meta:print-date>
    <meta:document-statistic meta:table-count="4" meta:image-count="2" meta:object-count="0" meta:page-count="4" meta:paragraph-count="98" meta:word-count="490" meta:character-count="3564" meta:non-whitespace-character-count="3131"/>
    <meta:user-defined meta:name="Info 1"/>
    <meta:user-defined meta:name="Info 2"/>
    <meta:user-defined meta:name="Info 3"/>
    <meta:user-defined meta:name="Info 4"/>
  </office:meta>
</office:document-meta>
</file>